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venir-Book" svg:font-family="Avenir-Book"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officeooo:paragraph-rsid="0011acf5"/>
    </style:style>
    <style:style style:name="P3" style:family="paragraph" style:parent-style-name="Standard">
      <style:paragraph-properties style:text-autospace="none"/>
      <style:text-properties officeooo:paragraph-rsid="001330be"/>
    </style:style>
    <style:style style:name="P4" style:family="paragraph" style:parent-style-name="Standard">
      <style:paragraph-properties style:text-autospace="none"/>
      <style:text-properties officeooo:paragraph-rsid="00146d4c"/>
    </style:style>
    <style:style style:name="P5" style:family="paragraph" style:parent-style-name="Standard">
      <style:paragraph-properties style:text-autospace="none"/>
      <style:text-properties officeooo:paragraph-rsid="00191117"/>
    </style:style>
    <style:style style:name="P6" style:family="paragraph" style:parent-style-name="Standard">
      <style:paragraph-properties style:text-autospace="none"/>
      <style:text-properties officeooo:paragraph-rsid="002df631"/>
    </style:style>
    <style:style style:name="P7"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8" style:family="paragraph" style:parent-style-name="Standard">
      <style:paragraph-properties fo:text-align="center" style:justify-single-word="false" style:text-autospace="none"/>
      <style:text-properties style:font-name="Calibri" fo:font-size="11pt" fo:font-weight="bold" style:font-size-asian="11pt" style:font-weight-asian="bold" style:font-name-complex="Calibri" style:font-size-complex="11pt" style:font-weight-complex="bold"/>
    </style:style>
    <style:style style:name="P9" style:family="paragraph" style:parent-style-name="Standard">
      <style:paragraph-properties fo:text-align="justify" style:justify-single-word="false"/>
      <style:text-properties style:font-name="Calibri" fo:font-size="11pt" fo:font-style="italic" style:font-size-asian="11pt" style:font-style-asian="italic" style:font-name-complex="Calibri" style:font-size-complex="11pt" style:font-weight-complex="bold"/>
    </style:style>
    <style:style style:name="P10" style:family="paragraph" style:parent-style-name="Standard">
      <style:text-properties style:font-name="Calibri" fo:font-size="11pt" fo:font-style="italic" fo:font-weight="bold" style:font-size-asian="11pt" style:font-style-asian="italic" style:font-weight-asian="bold" style:font-name-complex="Calibri" style:font-size-complex="11pt" style:font-weight-complex="bold"/>
    </style:style>
    <style:style style:name="P11" style:family="paragraph" style:parent-style-name="Standard">
      <style:text-properties style:font-name="Calibri" fo:font-size="11pt" style:font-size-asian="11pt" style:font-name-complex="Calibri" style:font-size-complex="11pt"/>
    </style:style>
    <style:style style:name="P12" style:family="paragraph" style:parent-style-name="Standard">
      <style:paragraph-properties style:text-autospace="none"/>
      <style:text-properties style:font-name="Calibri" fo:font-size="11pt" style:font-size-asian="11pt" style:font-name-complex="Calibri" style:font-size-complex="11pt"/>
    </style:style>
    <style:style style:name="P13" style:family="paragraph" style:parent-style-name="Standard">
      <style:paragraph-properties style:text-autospace="none"/>
      <style:text-properties style:font-name="Calibri" fo:font-size="11pt" officeooo:paragraph-rsid="0011acf5" style:font-size-asian="11pt" style:font-name-complex="Calibri" style:font-size-complex="11pt"/>
    </style:style>
    <style:style style:name="P14" style:family="paragraph" style:parent-style-name="Standard">
      <style:paragraph-properties fo:text-align="justify" style:justify-single-word="false" style:text-autospace="none"/>
      <style:text-properties style:font-name="Calibri" fo:font-size="11pt" officeooo:paragraph-rsid="00159cf4" style:font-size-asian="11pt" style:font-name-complex="Calibri" style:font-size-complex="11pt"/>
    </style:style>
    <style:style style:name="P15" style:family="paragraph" style:parent-style-name="Standard">
      <style:paragraph-properties fo:text-align="center" style:justify-single-word="false"/>
      <style:text-properties style:font-name="Calibri" fo:font-size="11pt" style:font-size-asian="11pt" style:font-name-complex="Calibri" style:font-size-complex="11pt"/>
    </style:style>
    <style:style style:name="P16" style:family="paragraph" style:parent-style-name="Standard">
      <style:paragraph-properties style:text-autospace="none"/>
      <style:text-properties style:font-name="Calibri" fo:font-size="11pt" officeooo:rsid="00146d4c" officeooo:paragraph-rsid="00146d4c" style:font-size-asian="11pt" style:font-name-complex="Calibri" style:font-size-complex="11pt"/>
    </style:style>
    <style:style style:name="P17" style:family="paragraph" style:parent-style-name="Standard">
      <style:paragraph-properties style:text-autospace="none"/>
      <style:text-properties style:font-name="Calibri" fo:font-size="11pt" officeooo:rsid="00159cf4" style:font-size-asian="11pt" style:font-name-complex="Calibri" style:font-size-complex="11pt"/>
    </style:style>
    <style:style style:name="P18" style:family="paragraph" style:parent-style-name="Standard">
      <style:paragraph-properties style:text-autospace="none"/>
      <style:text-properties style:font-name="Calibri" fo:font-size="11pt" style:font-size-asian="11pt" style:font-name-complex="Avenir-Book" style:font-size-complex="11pt"/>
    </style:style>
    <style:style style:name="P19" style:family="paragraph" style:parent-style-name="Standard">
      <style:paragraph-properties fo:text-align="justify" style:justify-single-word="false" style:text-autospace="none"/>
      <style:text-properties style:font-name="Calibri" fo:font-size="11pt" style:font-size-asian="11pt" style:font-name-complex="Avenir-Book" style:font-size-complex="11pt"/>
    </style:style>
    <style:style style:name="P20" style:family="paragraph" style:parent-style-name="Standard">
      <style:paragraph-properties style:text-autospace="none"/>
      <style:text-properties fo:color="#0000ff" style:font-name="Calibri" fo:font-size="9pt" fo:font-style="italic" style:font-size-asian="9pt" style:font-style-asian="italic" style:font-name-complex="Calibri" style:font-size-complex="9pt"/>
    </style:style>
    <style:style style:name="P21" style:family="paragraph" style:parent-style-name="Standard">
      <style:paragraph-properties fo:text-align="justify" style:justify-single-word="false"/>
      <style:text-properties fo:color="#0000ff" style:font-name="Calibri" fo:font-size="9pt" fo:font-style="italic" style:font-size-asian="9pt" style:font-style-asian="italic" style:font-name-complex="Calibri" style:font-size-complex="9pt"/>
    </style:style>
    <style:style style:name="P22" style:family="paragraph" style:parent-style-name="Standard">
      <style:paragraph-properties style:text-autospace="none"/>
      <style:text-properties fo:color="#0000ff" style:font-name="Calibri" fo:font-size="9pt" fo:font-style="italic" style:font-size-asian="9pt" style:font-style-asian="italic" style:font-name-complex="Avenir-Book" style:font-size-complex="9pt"/>
    </style:style>
    <style:style style:name="P23" style:family="paragraph" style:parent-style-name="Standard">
      <style:text-properties fo:color="#0000ff" style:font-name="Calibri" fo:font-size="11pt" fo:font-style="italic" style:font-size-asian="11pt" style:font-style-asian="italic" style:font-name-complex="Calibri" style:font-size-complex="11pt"/>
    </style:style>
    <style:style style:name="P24" style:family="paragraph" style:parent-style-name="Standard">
      <style:text-properties fo:color="#0000ff" style:font-name="Calibri" fo:font-size="11pt" fo:font-style="italic" fo:font-weight="bold" style:font-size-asian="11pt" style:font-style-asian="italic" style:font-weight-asian="bold" style:font-name-complex="Calibri" style:font-size-complex="11pt" style:font-weight-complex="bold"/>
    </style:style>
    <style:style style:name="P25" style:family="paragraph" style:parent-style-name="Standard">
      <style:paragraph-properties style:text-autospace="none"/>
      <style:text-properties fo:color="#0000ff" style:font-name="Avenir-Book" fo:font-size="9pt" fo:font-style="italic" style:font-size-asian="9pt" style:font-style-asian="italic" style:font-name-complex="Avenir-Book" style:font-size-complex="9pt"/>
    </style:style>
    <style:style style:name="P26" style:family="paragraph" style:parent-style-name="Standard">
      <style:paragraph-properties style:text-autospace="none"/>
      <style:text-properties fo:color="#000000" style:font-name="Calibri" fo:font-size="11pt" fo:font-style="normal" officeooo:rsid="002f3b12" officeooo:paragraph-rsid="002f3b12" style:font-size-asian="11pt" style:font-style-asian="normal" style:font-name-complex="Avenir-Book" style:font-size-complex="11pt" style:font-style-complex="normal"/>
    </style:style>
    <style:style style:name="P27" style:family="paragraph" style:parent-style-name="Standard" style:master-page-name="Standard">
      <style:paragraph-properties fo:text-align="center" style:justify-single-word="false" style:page-number="auto" style:text-autospace="none"/>
    </style:style>
    <style:style style:name="P28" style:family="paragraph" style:parent-style-name="Standard" style:list-style-name="L1">
      <style:paragraph-properties style:text-autospace="none"/>
      <style:text-properties officeooo:paragraph-rsid="002f3b12"/>
    </style:style>
    <style:style style:name="P29" style:family="paragraph" style:parent-style-name="Standard" style:list-style-name="L1">
      <style:paragraph-properties style:text-autospace="none"/>
      <style:text-properties style:font-name="Calibri" fo:font-size="11pt" officeooo:rsid="00329455" officeooo:paragraph-rsid="00329455" style:font-size-asian="11pt" style:font-name-complex="Calibri" style:font-size-complex="11pt"/>
    </style:style>
    <style:style style:name="P30" style:family="paragraph" style:parent-style-name="Standard" style:list-style-name="L1">
      <style:paragraph-properties style:text-autospace="none"/>
      <style:text-properties style:font-name="Calibri" fo:font-size="11pt" officeooo:rsid="002f3b12" officeooo:paragraph-rsid="002f3b12" style:font-size-asian="11pt" style:font-name-complex="Calibri" style:font-size-complex="11pt"/>
    </style:style>
    <style:style style:name="P31" style:family="paragraph" style:parent-style-name="Standard">
      <style:paragraph-properties style:text-autospace="none"/>
      <style:text-properties officeooo:paragraph-rsid="00337233"/>
    </style:style>
    <style:style style:name="P32" style:family="paragraph" style:parent-style-name="Standard">
      <style:paragraph-properties style:text-autospace="none"/>
      <style:text-properties officeooo:paragraph-rsid="0034b951"/>
    </style:style>
    <style:style style:name="T1" style:family="text">
      <style:text-properties style:font-name="Calibri" fo:font-size="11pt" fo:font-weight="bold" style:font-size-asian="11pt" style:font-weight-asian="bold" style:font-name-complex="Calibri" style:font-size-complex="11pt" style:font-weight-complex="bold"/>
    </style:style>
    <style:style style:name="T2" style:family="text">
      <style:text-properties style:font-name="Calibri" fo:font-size="11pt" fo:font-weight="bold" officeooo:rsid="000e2e93" style:font-size-asian="11pt" style:font-weight-asian="bold" style:font-name-complex="Calibri" style:font-size-complex="11pt" style:font-weight-complex="bold"/>
    </style:style>
    <style:style style:name="T3" style:family="text">
      <style:text-properties style:font-name="Calibri" fo:font-size="11pt" fo:font-weight="bold" officeooo:rsid="0022d5f8" style:font-size-asian="11pt" style:font-weight-asian="bold" style:font-name-complex="Calibri" style:font-size-complex="11pt" style:font-weight-complex="bold"/>
    </style:style>
    <style:style style:name="T4" style:family="text">
      <style:text-properties style:font-name="Calibri" fo:font-size="11pt" fo:font-weight="bold" officeooo:rsid="00246949" style:font-size-asian="11pt" style:font-weight-asian="bold" style:font-name-complex="Calibri" style:font-size-complex="11pt" style:font-weight-complex="bold"/>
    </style:style>
    <style:style style:name="T5" style:family="text">
      <style:text-properties style:font-name="Calibri" fo:font-size="11pt" fo:font-weight="bold" officeooo:rsid="00254ad0" style:font-size-asian="11pt" style:font-weight-asian="bold" style:font-name-complex="Calibri" style:font-size-complex="11pt" style:font-weight-complex="bold"/>
    </style:style>
    <style:style style:name="T6" style:family="text">
      <style:text-properties style:font-name="Calibri" fo:font-size="11pt" fo:font-weight="bold" officeooo:rsid="00304912" style:font-size-asian="11pt" style:font-weight-asian="bold" style:font-name-complex="Calibri" style:font-size-complex="11pt" style:font-weight-complex="bold"/>
    </style:style>
    <style:style style:name="T7" style:family="text">
      <style:text-properties style:font-name="Calibri" fo:font-size="11pt" style:font-size-asian="11pt" style:font-name-complex="Calibri" style:font-size-complex="11pt"/>
    </style:style>
    <style:style style:name="T8" style:family="text">
      <style:text-properties style:font-name="Calibri" fo:font-size="11pt" officeooo:rsid="000e2e93" style:font-size-asian="11pt" style:font-name-complex="Calibri" style:font-size-complex="11pt"/>
    </style:style>
    <style:style style:name="T9" style:family="text">
      <style:text-properties style:font-name="Calibri" fo:font-size="11pt" officeooo:rsid="0006d511" style:font-size-asian="11pt" style:font-name-complex="Calibri" style:font-size-complex="11pt"/>
    </style:style>
    <style:style style:name="T10" style:family="text">
      <style:text-properties style:font-name="Calibri" fo:font-size="11pt" officeooo:rsid="000f370f" style:font-size-asian="11pt" style:font-name-complex="Calibri" style:font-size-complex="11pt"/>
    </style:style>
    <style:style style:name="T11" style:family="text">
      <style:text-properties style:font-name="Calibri" fo:font-size="11pt" officeooo:rsid="000fea1f" style:font-size-asian="11pt" style:font-name-complex="Calibri" style:font-size-complex="11pt"/>
    </style:style>
    <style:style style:name="T12" style:family="text">
      <style:text-properties style:font-name="Calibri" fo:font-size="11pt" officeooo:rsid="001330be" style:font-size-asian="11pt" style:font-name-complex="Calibri" style:font-size-complex="11pt"/>
    </style:style>
    <style:style style:name="T13" style:family="text">
      <style:text-properties style:font-name="Calibri" fo:font-size="11pt" officeooo:rsid="0021fda0" style:font-size-asian="11pt" style:font-name-complex="Calibri" style:font-size-complex="11pt"/>
    </style:style>
    <style:style style:name="T14" style:family="text">
      <style:text-properties style:font-name="Calibri" fo:font-size="11pt" officeooo:rsid="00291162" style:font-size-asian="11pt" style:font-name-complex="Calibri" style:font-size-complex="11pt"/>
    </style:style>
    <style:style style:name="T15" style:family="text">
      <style:text-properties style:font-name="Calibri" fo:font-size="11pt" officeooo:rsid="002df631" style:font-size-asian="11pt" style:font-name-complex="Calibri" style:font-size-complex="11pt"/>
    </style:style>
    <style:style style:name="T16" style:family="text">
      <style:text-properties style:font-name="Calibri" fo:font-size="11pt" officeooo:rsid="002f3b12" style:font-size-asian="11pt" style:font-name-complex="Calibri" style:font-size-complex="11pt"/>
    </style:style>
    <style:style style:name="T17" style:family="text">
      <style:text-properties style:font-name="Calibri" fo:font-size="11pt" officeooo:rsid="00304912" style:font-size-asian="11pt" style:font-name-complex="Calibri" style:font-size-complex="11pt"/>
    </style:style>
    <style:style style:name="T18" style:family="text">
      <style:text-properties style:font-name="Calibri" fo:font-size="11pt" officeooo:rsid="0030a80c" style:font-size-asian="11pt" style:font-name-complex="Calibri" style:font-size-complex="11pt"/>
    </style:style>
    <style:style style:name="T19" style:family="text">
      <style:text-properties style:font-name="Calibri" fo:font-size="11pt" officeooo:rsid="0032080b" style:font-size-asian="11pt" style:font-name-complex="Calibri" style:font-size-complex="11pt"/>
    </style:style>
    <style:style style:name="T20" style:family="text">
      <style:text-properties style:font-name="Calibri" fo:font-size="11pt" officeooo:rsid="00329455" style:font-size-asian="11pt" style:font-name-complex="Calibri" style:font-size-complex="11pt"/>
    </style:style>
    <style:style style:name="T21" style:family="text">
      <style:text-properties style:font-name="Calibri" fo:font-size="11pt" officeooo:rsid="00337233" style:font-size-asian="11pt" style:font-name-complex="Calibri" style:font-size-complex="11pt"/>
    </style:style>
    <style:style style:name="T22" style:family="text">
      <style:text-properties style:font-name="Calibri" fo:font-size="11pt" officeooo:rsid="003402ba" style:font-size-asian="11pt" style:font-name-complex="Calibri" style:font-size-complex="11pt"/>
    </style:style>
    <style:style style:name="T23" style:family="text">
      <style:text-properties style:font-name="Calibri" fo:font-size="11pt" officeooo:rsid="0034b951" style:font-size-asian="11pt" style:font-name-complex="Calibri" style:font-size-complex="11pt"/>
    </style:style>
    <style:style style:name="T24" style:family="text">
      <style:text-properties style:font-name="Calibri" fo:font-size="11pt" style:font-size-asian="11pt" style:font-name-complex="Avenir-Book" style:font-size-complex="11pt"/>
    </style:style>
    <style:style style:name="T25" style:family="text">
      <style:text-properties style:font-name="Calibri" fo:font-size="11pt" officeooo:rsid="00146d4c" style:font-size-asian="11pt" style:font-name-complex="Avenir-Book" style:font-size-complex="11pt"/>
    </style:style>
    <style:style style:name="T26" style:family="text">
      <style:text-properties style:text-position="super 58%" style:font-name="Calibri" fo:font-size="11pt" style:font-size-asian="11pt" style:font-name-complex="Calibri" style:font-size-complex="11pt"/>
    </style:style>
    <style:style style:name="T27" style:family="text">
      <style:text-properties fo:color="#0000ff" style:font-name="Calibri" fo:font-size="9pt" fo:font-style="italic" style:font-size-asian="9pt" style:font-style-asian="italic" style:font-name-complex="Calibri" style:font-size-complex="9pt"/>
    </style:style>
    <style:style style:name="T28" style:family="text">
      <style:text-properties fo:color="#0000ff" style:font-name="Calibri" fo:font-size="9pt" fo:font-style="italic" style:font-size-asian="9pt" style:font-style-asian="italic" style:font-name-complex="Avenir-Book" style:font-size-complex="9pt"/>
    </style:style>
    <style:style style:name="T29" style:family="text">
      <style:text-properties fo:color="#0000ff" style:font-name="Calibri" fo:font-size="9pt" style:font-size-asian="9pt" style:font-name-complex="Calibri" style:font-size-complex="9pt"/>
    </style:style>
    <style:style style:name="T30" style:family="text">
      <style:text-properties fo:color="#0000ff" style:font-name="Calibri" fo:font-size="11pt" style:font-size-asian="11pt" style:font-name-complex="Calibri" style:font-size-complex="11pt"/>
    </style:style>
    <style:style style:name="T31" style:family="text">
      <style:text-properties officeooo:rsid="0022d5f8"/>
    </style:style>
    <style:style style:name="T32" style:family="text">
      <style:text-properties officeooo:rsid="002a9672"/>
    </style:style>
    <style:style style:name="T33" style:family="text">
      <style:text-properties officeooo:rsid="002df631"/>
    </style:style>
    <style:style style:name="T34" style:family="text">
      <style:text-properties officeooo:rsid="00304912"/>
    </style:style>
    <style:style style:name="T35" style:family="text">
      <style:text-properties officeooo:rsid="003402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text:s/></text:span><text:span text:style-name="T2">Statuts</text:span><text:span text:style-name="T1"> </text:span><text:span text:style-name="T2">de l’association Quiet cook</text:span><text:span text:style-name="Footnote_20_Symbol"><text:span text:style-name="T1"> </text:span></text:span></text:p>
      <text:p text:style-name="P8"/>
      <text:p text:style-name="P9"/>
      <text:p text:style-name="P10"/>
      <text:p text:style-name="P32"><text:span text:style-name="T1">ARTICLE PREMIER – </text:span><text:span text:style-name="T2">NOM</text:span><text:span text:style-name="T7"><text:line-break/><text:line-break/>Il est fondé entre les adhérents aux présents statuts une association régie par la loi du 1</text:span><text:span text:style-name="T26">er</text:span><text:span text:style-name="T7"> juillet 1901 et le décret du 16 août 1901, ayant pour titre : </text:span><text:span text:style-name="T8">Quiet cook.</text:span><text:span text:style-name="T7"><text:line-break/></text:span><text:span text:style-name="T29"><text:line-break/></text:span><text:span text:style-name="T7"><text:line-break/></text:span><text:span text:style-name="T1">ARTICLE 2 - </text:span><text:span text:style-name="T6">O</text:span><text:span text:style-name="T1">BJET</text:span><text:span text:style-name="T7"><text:line-break/></text:span></text:p>
      <text:p text:style-name="P32"><text:span text:style-name="T21">Quiet cook a pour objet de revisiter le concept culinaire traditionnel en faisant évoluer l’art de la table. </text:span><text:span text:style-name="T22">Les objectifs principaux sont</text:span><text:span text:style-name="T21"> la préservation des aliments, le gain d’énergie </text:span><text:span text:style-name="T22">et le bien-être de la personne.</text:span></text:p>
      <text:p text:style-name="P31"><text:span text:style-name="T21"/></text:p>
      <text:p text:style-name="P31"><text:span text:style-name="T9"><text:s text:c="2"/></text:span><text:span text:style-name="T7"><text:line-break/></text:span><text:span text:style-name="T1">ARTICLE 3 - SIÈGE SOCIAL </text:span><text:span text:style-name="T7"><text:line-break/><text:line-break/>Le siège social est fixé à </text:span><text:span text:style-name="T10">St Molf – </text:span><text:span text:style-name="T11">44350.</text:span></text:p>
      <text:p text:style-name="P1"><text:span text:style-name="T29"><text:line-break/></text:span><text:span text:style-name="T30"><text:line-break/></text:span><text:span text:style-name="T1">Article 4 - </text:span><text:span text:style-name="T5">DURÉE</text:span><text:span text:style-name="T1"> </text:span></text:p>
      <text:p text:style-name="P13"/>
      <text:p text:style-name="P2"><text:span text:style-name="T7">La durée de l’association est illimitée.<text:line-break/><text:line-break/></text:span><text:span text:style-name="T1">ARTICLE 5 - COMPOSITION </text:span><text:span text:style-name="T7"><text:line-break/><text:line-break/>L'association se compose de </text:span><text:span text:style-name="T15">membres adhérents.</text:span></text:p>
      <text:p text:style-name="P5"><text:span text:style-name="T27"><text:line-break/></text:span><text:span text:style-name="T7"><text:line-break/></text:span><text:span text:style-name="T1">ARTICLE 6 - ADMISSION </text:span><text:span text:style-name="T7"><text:line-break/></text:span></text:p>
      <text:p text:style-name="P12">L’association est ouverte à tous, sans condition ni distinction <text:span text:style-name="T33">après approbation du bureau</text:span>.</text:p>
      <text:p text:style-name="P20"/>
      <text:p text:style-name="P6"><text:span text:style-name="T7"><text:line-break/></text:span><text:span text:style-name="T1">ARTICLE 7 - MEMBRES – COTISATIONS</text:span><text:span text:style-name="T7"><text:line-break/><text:line-break/>Sont membres actifs ceux qui </text:span><text:span text:style-name="T15">en </text:span><text:span text:style-name="T7">ont </text:span><text:span text:style-name="T15">motivé la demande auprès du bureau.</text:span></text:p>
      <text:p text:style-name="P6"><text:span text:style-name="T20">La</text:span><text:span text:style-name="T15"> cotisation </text:span><text:span text:style-name="T20">annuelle est décidé en assemblée générale ordinaire</text:span><text:span text:style-name="T15">.</text:span><text:span text:style-name="T7"><text:line-break/></text:span></text:p>
      <text:p text:style-name="P20"/>
      <text:p text:style-name="P2"><text:span text:style-name="T1">ARTICLE 8. - RADIATIONS </text:span><text:span text:style-name="T7"><text:line-break/><text:line-break/>La qualité de membre se perd par :<text:line-break/>a) La démission;<text:line-break/>b) Le décès;<text:line-break/>c) La radiation prononcée </text:span><text:span text:style-name="T15">par le bureau pour </text:span><text:span text:style-name="T7">motif grave, l'intéressé ayant été invité </text:span><text:span text:style-name="T27">(par lettre recommandée)</text:span><text:span text:style-name="T7"> à fournir des explications par écrit. <text:line-break/><text:line-break/></text:span></text:p>
      <text:p text:style-name="P6"><text:span text:style-name="T1">ARTICLE </text:span><text:span text:style-name="T6">9</text:span><text:span text:style-name="T1">. - RESSOURCES </text:span><text:span text:style-name="T7"><text:line-break/><text:line-break/>Les ressources </text:span><text:span text:style-name="T13">financières </text:span><text:span text:style-name="T7">de l'association comprennent :</text:span></text:p>
      <text:list xml:id="list3026241876" text:style-name="L1">
        <text:list-item>
          <text:p text:style-name="P29">Les cotisations.</text:p>
        </text:list-item>
        <text:list-item>
          <text:p text:style-name="P30">Des subventions provenant des collectivités territoriales ou de l’état.</text:p>
        </text:list-item>
        <text:list-item>
          <text:p text:style-name="P28"><text:span text:style-name="T18">Des v</text:span><text:span text:style-name="T16">entes de produit</text:span><text:span text:style-name="T20">s</text:span><text:span text:style-name="T16"> ou de services.</text:span></text:p>
        </text:list-item>
        <text:list-item>
          <text:p text:style-name="P28"><text:soft-page-break/><text:span text:style-name="T16">Toute autre ressource qui ne so</text:span><text:span text:style-name="T19">i</text:span><text:span text:style-name="T16">t pas contraire aux règles en vigueur.</text:span><text:span text:style-name="T7"><text:line-break/></text:span></text:p>
        </text:list-item>
      </text:list>
      <text:p text:style-name="P3"><text:span text:style-name="T1">ARTICLE 1</text:span><text:span text:style-name="T6">0</text:span><text:span text:style-name="T1"> - </text:span><text:span text:style-name="T4">ASSEMBLÉE</text:span><text:span text:style-name="T1"> </text:span><text:span text:style-name="T4">GÉNÉRALE</text:span><text:span text:style-name="T1"> ORDINAIRE </text:span><text:span text:style-name="T7"><text:line-break/><text:line-break/>L'assemblée générale ordinaire comprend tous les membres de l'association à quelque titre qu'ils soient. </text:span><text:span text:style-name="T27"><text:line-break/></text:span></text:p>
      <text:p text:style-name="P1"><text:span text:style-name="T7">Elle se réunit </text:span><text:span text:style-name="T16">annuellement</text:span><text:span text:style-name="T12">.</text:span><text:span text:style-name="T7"><text:line-break/><text:line-break/>Quinze jours au moins avant la date fixée, les membres de l'association sont convoqués. L'ordre du jour figure sur les convocations. <text:line-break/>Le président préside l'assemblée et expose la situation morale ou l’activité de l'association. <text:line-break/><text:line-break/>L’assemblée générale abord</text:span><text:span text:style-name="T16">e </text:span><text:span text:style-name="T7">les points inscrits à l'ordre du jour </text:span><text:span text:style-name="T16">ainsi que les questions spontanées.</text:span><text:span text:style-name="T7"> <text:line-break/></text:span></text:p>
      <text:p text:style-name="P1"><text:span text:style-name="T7">Les décisions sont prises à la majorité des voix des membres présents ou représentés </text:span><text:span text:style-name="T27">(ou des suffrages exprimés)</text:span><text:span text:style-name="T7">.</text:span></text:p>
      <text:p text:style-name="P12"/>
      <text:p text:style-name="P12">Toutes les délibérations sont prises à main levée.</text:p>
      <text:p text:style-name="P1"><text:span text:style-name="T7">Les décisions des assemblées générales s’imposent à tous les membres, y compris absents ou représentés.<text:line-break/><text:line-break/></text:span><text:span text:style-name="T1">ARTICLE 1</text:span><text:span text:style-name="T6">1</text:span><text:span text:style-name="T1"> - </text:span><text:span text:style-name="T3">ASSEMBLÉE</text:span><text:span text:style-name="T1"> </text:span><text:span text:style-name="T3">GÉNÉRALE</text:span><text:span text:style-name="T1"> EXTRAORDINAIRE </text:span><text:span text:style-name="T7"><text:line-break/><text:line-break/>Si besoin est, ou sur la demande de la moitié plus un des membres inscrits, le président peut convoquer une assemblée générale extraordinaire, suivant les modalités prévues aux présents statuts et uniquement</text:span><text:span text:style-name="T24"> pour modification des statuts ou la dissolution.</text:span></text:p>
      <text:p text:style-name="P18">Les modalités de convocation sont les mêmes que pour l’assemblée générale ordinaire.</text:p>
      <text:p text:style-name="P1"><text:span text:style-name="T24">Les délibérations sont prises à la majorité </text:span><text:span text:style-name="T25">des suffrages exprimés.</text:span><text:span text:style-name="T24"> </text:span><text:span text:style-name="T28"><text:s/></text:span><text:span text:style-name="T7"><text:line-break/></text:span></text:p>
      <text:p text:style-name="P1"><text:span text:style-name="T7"><text:line-break/></text:span><text:span text:style-name="T1">ARTICLE 1</text:span><text:span text:style-name="T6">2</text:span><text:span text:style-name="T1"> – LE BUREAU </text:span><text:span text:style-name="T7"><text:line-break/></text:span></text:p>
      <text:p text:style-name="P26">Un bureau <text:s/>est élu par l’assemblée générale.</text:p>
      <text:p text:style-name="P26">Il est composé d’un président et d’un trésorier. <text:span text:style-name="T35">D’autres fonctions peuvent être décidées en assemblée générale ordinaire.</text:span></text:p>
      <text:p text:style-name="P26">Il est rééligible tous les ans.</text:p>
      <text:p text:style-name="P25"/>
      <text:p text:style-name="P7">ARTICLE 1<text:span text:style-name="T34">3</text:span> – <text:span text:style-name="T31">INDEMNITÉS</text:span></text:p>
      <text:p text:style-name="P7"/>
      <text:p text:style-name="P19">Toutes les fonctions sont gratuites et bénévoles. Seuls les frais occasionnés par l’accomplissement de leur mandat sont remboursés sur justificatifs <text:span text:style-name="T34">après accord du bureau</text:span>. </text:p>
      <text:p text:style-name="P22"/>
      <text:p text:style-name="P24"/>
      <text:p text:style-name="P4"><text:span text:style-name="T1">ARTICLE - 1</text:span><text:span text:style-name="T6">4</text:span><text:span text:style-name="T1"> - </text:span><text:span text:style-name="T3">RÈGLEMENT</text:span><text:span text:style-name="T1"> </text:span><text:span text:style-name="T3">INTÉRIEUR</text:span><text:span text:style-name="T1"> </text:span><text:span text:style-name="T7"><text:line-break/><text:line-break/></text:span><text:span text:style-name="T17">Il peut être établi et validé en assemblée générale ordinaire.</text:span></text:p>
      <text:p text:style-name="P16"/>
      <text:p text:style-name="P4"><text:span text:style-name="T7"><text:line-break/></text:span><text:span text:style-name="T1">ARTICLE - 1</text:span><text:span text:style-name="T6">5</text:span><text:span text:style-name="T1"> - DISSOLUTION </text:span><text:span text:style-name="T7"><text:line-break/><text:line-break/>En cas de dissolution prononcée selon les modalités prévues à l’article 1</text:span><text:span text:style-name="T22">1</text:span><text:span text:style-name="T7">, un ou </text:span><text:soft-page-break/><text:span text:style-name="T7">plusieurs liquidateurs sont nommés, et l'acti</text:span><text:span text:style-name="T14">vité</text:span><text:span text:style-name="T7">, s'il y a lieu, </text:span><text:span text:style-name="T14">peut être dévolue</text:span><text:span text:style-name="T7"> </text:span><text:span text:style-name="T14">à une autre association </text:span><text:span text:style-name="T7">ayant un but non lucratif </text:span><text:span text:style-name="T14">et des objectifs similaires. L</text:span><text:span text:style-name="T7">’assemblée générale extraordinaire statue sur la dissolution. </text:span></text:p>
      <text:p text:style-name="P12"/>
      <text:p text:style-name="P17"/>
      <text:p text:style-name="P14"/>
      <text:p text:style-name="P14"/>
      <text:p text:style-name="P14"/>
      <text:p text:style-name="P11"/>
      <text:p text:style-name="P15">« Fait à…………….…., le…. …………... »</text:p>
      <text:p text:style-name="P1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Signatures de deux représentants (nom, prénom et fonction - <text:span text:style-name="T32">membres actifs - </text:span>) au minimum, nécessaires pour la formalité de déclaration de l’associatio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venir-Book" svg:font-family="Avenir-Book"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text-properties fo:font-size="10pt" style:font-size-asian="10pt"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Footnote_20_Symbol" style:display-name="Footnote Symbol" style:family="text">
      <style:text-properties style:text-position="super 58%"/>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E DE STATUTS</dc:title>
    <meta:initial-creator>GOIZINF</meta:initial-creator>
    <meta:creation-date>2016-11-28T11:31:00</meta:creation-date>
    <dc:date>2019-03-18T11:10:10.549358629</dc:date>
    <meta:editing-cycles>20</meta:editing-cycles>
    <meta:generator>LibreOffice/6.0.7.3$Linux_X86_64 LibreOffice_project/00m0$Build-3</meta:generator>
    <meta:editing-duration>PT1H21M29S</meta:editing-duration>
    <meta:print-date>2019-03-15T19:25:33.489750400</meta:print-date>
    <meta:document-statistic meta:table-count="0" meta:image-count="0" meta:object-count="0" meta:page-count="3" meta:paragraph-count="33" meta:word-count="582" meta:character-count="3771" meta:non-whitespace-character-count="3162"/>
  </office:meta>
</office:document-meta>
</file>